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13213wefdscvfdbrgth65uy54gre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document-statistic meta:table-count="0" meta:image-count="0" meta:object-count="0" meta:paragraph-count="1" meta:word-count="1" meta:character-count="30"/>
  </office:meta>
</office:document-meta>
</file>